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72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2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SkillSe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3c3c3c" style:diagonal-bl-tr="none" style:diagonal-tl-br="none" fo:border-left="1.76pt solid #3c3c3c" fo:padding="0.071cm" fo:border-right="none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3c3c3c" fo:padding="0.071cm" fo:border-right="none" style:rotation-align="none" fo:border-top="none"/>
    </style:style>
    <style:style style:name="ce4" style:family="table-cell" style:parent-style-name="Default">
      <style:table-cell-properties fo:border-bottom="1.76pt solid #3c3c3c" style:diagonal-bl-tr="none" style:diagonal-tl-br="none" fo:border-left="1.76pt solid #3c3c3c" fo:padding="0.071cm" fo:border-right="none" style:rotation-align="none" fo:border-top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</style:style>
    <style:style style:name="ce9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1.76pt solid #3c3c3c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none" style:rotation-align="none" fo:border-top="none"/>
    </style:style>
    <style:style style:name="ce16" style:family="table-cell" style:parent-style-name="Default">
      <style:table-cell-properties fo:border-bottom="1.76pt solid #3c3c3c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c3c3c" style:diagonal-bl-tr="none" style:diagonal-tl-br="none" fo:border-left="none" fo:padding="0.071cm" fo:border-right="1.76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1.76pt solid #3c3c3c" style:rotation-align="none" fo:border-top="none"/>
    </style:style>
    <style:style style:name="ce19" style:family="table-cell" style:parent-style-name="Default">
      <style:table-cell-properties fo:border-bottom="1.76pt solid #3c3c3c" style:diagonal-bl-tr="none" style:diagonal-tl-br="none" fo:border-left="none" fo:padding="0.071cm" fo:border-right="1.76pt solid #3c3c3c" style:rotation-align="none" fo:border-top="none"/>
    </style:style>
    <style:style style:name="ce20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/>
      <table:table table:name="SkillSe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Your Skill Set as of Today (Week 01/02)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Your Response</text:p>
          </table:table-cell>
          <table:table-cell table:style-name="ce17" office:value-type="string" calcext:value-type="string">
            <text:p>Sco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ever heard of it before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eard of it but do not know the details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now it, but have not code/use i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n code/use it, but not very confident to do it fast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an code/use it very fast and confiden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sk: Give a score in Column B for each Keywords below, see the scoring table above, the graph on the right side will be gradually updated</text:p>
          </table:table-cell>
          <table:table-cell table:number-columns-repeated="1023"/>
        </table:table-row>
        <table:table-row table:style-name="ro2">
          <table:table-cell table:style-name="ce6"/>
          <table:table-cell table:style-name="ce8"/>
          <table:table-cell table:number-columns-repeated="1022"/>
        </table:table-row>
        <table:table-row table:style-name="ro2">
          <table:table-cell table:style-name="ce6" office:value-type="string" calcext:value-type="string">
            <text:p>Data Structures, Algorithms, &amp; Programming Keywords</text:p>
          </table:table-cell>
          <table:table-cell table:style-name="ce6" office:value-type="string" calcext:value-type="string">
            <text:p>My Subjective Scor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equence, Selection, Repetition Programming Constructs</text:p>
          </table:table-cell>
          <table:table-cell table:style-name="ce7" office:value-type="float" office:value="4" calcext:value-type="float">
            <text:p>4</text:p>
          </table:table-cell>
          <table:table-cell>
            <draw:frame table:end-cell-address="SkillSet.Q46" table:end-x="1.214cm" table:end-y="0.556cm" draw:z-index="0" draw:name="Chart 1" draw:style-name="gr1" draw:text-style-name="P1" svg:width="31.676cm" svg:height="18.097cm" svg:x="0.555cm" svg:y="0.054cm">
              <draw:object draw:notify-on-update-of-ranges="SkillSet.B13:SkillSet.B1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cursion/Backtracking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Ad Hoc Problem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++ STL (Standard Template Library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Java API (Application Programming Interface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rray/C++ STL vector/Java Vector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sic Bitmask Techniques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LinkedList/C++ STL list/Java LinkedLi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tack/Queue/Deque/C++ STL stack/queue/deque/Java Stack/Queue/Dequ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inary Search Tree/C++ STL map/set/Java TreeMap/TreeSe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lanced Binary Search Tree/AVL/Red-Black-Tree (with your own library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ash Table/Java HashMap (C++11 unordered_map)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eap/PriorityQueue/C++ STL priority_queue/Java PriorityQueu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aph/AdjacencyMatrix/AdjacencyList/EdgeList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nion-Find Disjoint Set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gment Tre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Binary Indexed (Fenwick) Tre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ubble Sor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nsertion Sort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election Sort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Merge Sor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Quick Sor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eap Sor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Multi-Field Sorting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ounting Sor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nversion Index (with Merge Sort)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omplete Search/Brute Force/Iterative/Recursive Backtracking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 can solve n-Queens problem up to n <text:span text:style-name="T1">≤ 14</text:span>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tate-Space Search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eet in the Middle (Bidirectional Search)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* Search (standard one)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Iterative-Deepening Technique (esp IDA*)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ivide and Conquer Principles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Binary Search Techniques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reedy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asic Ideas of Dynamic Programming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ax Sum 1D/2D/etc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Kadane's Algorithm for 1D/2D/etc Max Sum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ngest Increasing Subsequence (LIS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(n log k) solution for LI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oin Change (CC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0-1 Knapsack/Subset Su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raveling Salesman Problem (TSP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P and its relationship with DAG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P "on Tree"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ongest Common Subsequence (LCS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String Alignment/Edit Distanc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P Optimization Technique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itonic TS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atrix Chain Multiplication (MCM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Optimal Binary Search Tree (OBST)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Depth First Search (Traversal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opological Sor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inding Connected Components/Flood Fill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inding Articulation Points/Bridges in O(V+E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nding Strongly Connected Components (SCC) in Directed Graph in O(V+E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readth First Search (Traversal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Kruskal's (Minimum Spanning Tree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rim's (Minimum Spanning Tree)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>
            <text:p>Dijkstra's (Single-Source Shortest Paths)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1">
          <table:table-cell table:style-name="ce12" office:value-type="string" calcext:value-type="string">
            <text:p>Bellman Ford's (Single-Source Shortest Paths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loyd Warshall's (All-Pairs Shortest Paths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Ford Fulkerson's/Edmonds Karp's (Max Flow, Min Cut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ndependent and Edge-Disjoint Path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in Cost (Max) Flow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hortest/Longest/All Pairs Paths in Tre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west Common Ancestor (LCA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ulerian Graph/Path/Cycl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hinese Postman Proble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rected Acyclic Graph (DAG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hortest/Longest Path in DAG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ounting Paths in DAG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in Path Cover in DAG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ipartite Graph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ax Cardinality Bipartite Matching (MCBM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in Vertex Cover in Bipartite Graph (Konig Theorem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ax Independent Set/Dominating Set in Bipartite Grap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ugmenting Path Algorithm for finding MCB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pcroft Karp's Algorithm for finding MCB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Kuhn Munkres/Hungarian Algorithm for finding weighted MCB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Edmond's Matching Algorithm (Blossom Shrinking) for General Matching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equences and Number Systems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olynomial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ig Integer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se Number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ombinatoric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ial/Fibonacci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umber Theor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rime Number Generation: Sieve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rime Testing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iller Rabin's Algorithm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rime Factoring by Trial Division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llard Rho's Algorithm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odified Siev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CD/LCM/Euclid's Algorithm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Extended Euclid/Linear Diophantine Equatio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uler Phi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Modulo Arithmetic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bonacci/Factorial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ivisibility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ycle Finding/Tortoise-Hare Algorithm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vide and Conquer Quick Exponentiat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atris Pow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inear Algebra/Gaussian Elimination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Backus Naur Form (BNF) Gramm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Knuth Morris Pratt (KMP) String Matching algorithm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ho Corasic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uffix Trie Applications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uffix Tree Applications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uffix Array Construction O(n log n) and Application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eometry Basics, e.g. area, perimeter, Euclidean distance, Trigonometry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ine Segment Intersection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CCW Test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Incircle Tes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Area and Perimeter of Arbitrary Polygo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Testing if a Polygon is Convex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11" office:value-type="string" calcext:value-type="string">
            <text:p>Testing if a Point is Inside a Polygo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utting a (Convex) Polygon with a Straight Line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aham Scan (Convex Hull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lane Sweep Paradigm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rea or Volume Intersectio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riangulatio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losest Pair Proble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rder Statistics: Linear Time Selection Algorith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assic Board games, Card games, Chess, popular AI games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Fedora (Linux) OS environment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style-name="ce12" table:number-columns-repeated="2"/>
          <table:table-cell table:number-columns-repeated="1022"/>
        </table:table-row>
        <table:table-row table:style-name="ro1" table:number-rows-repeated="41">
          <table:table-cell table:style-name="ce10" table:number-columns-repeated="2"/>
          <table:table-cell table:number-columns-repeated="1022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03P0" style:volatile="true">
      <number:text>$</number:text>
      <number:number number:decimal-places="0" number:min-integer-digits="1" number:grouping="true"/>
      <number:text> </number:text>
    </number:number-style>
    <number:number-style style:name="N103">
      <number:text>($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2" number:min-integer-digits="1" number:grouping="true"/>
      <number:text> </number:text>
    </number:number-style>
    <number:number-style style:name="N105">
      <number:text>($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 $</number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killSet" style:display-name="PageStyle_Skill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S</meta:initial-creator>
    <meta:creation-date>2009-01-08T13:40:45</meta:creation-date>
    <dc:date>2015-10-12T19:01:47.61009822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graphic-properties draw:stroke="none" svg:stroke-color="#3c3c3c" draw:fill="none" draw:fill-color="#000000"/>
      <style:text-properties fo:color="#000000" fo:font-family="Calibri" fo:font-size="9.19999980926514pt" style:font-size-asian="9.19999980926514pt" style:font-family-complex="Calibri" style:font-size-complex="9.199999809265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link-data-style-to-source="true"/>
      <style:graphic-properties draw:stroke="none" svg:stroke-color="#3c3c3c" draw:fill-color="#4f81bd"/>
      <style:text-properties fo:font-size="10pt" style:font-size-asian="10pt" style:font-size-complex="10pt"/>
    </style:style>
    <style:style style:name="ch8" style:family="chart">
      <style:graphic-properties svg:stroke-color="#3c3c3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1.677cm" svg:height="18.098cm" xlink:href=".." xlink:type="simple" chart:class="chart:bar" chart:style-name="ch1">
        <chart:legend svg:x="14.264cm" svg:y="16.269cm" style:legend-expansion="custom" chartooo:width="2.293cm" chartooo:height="1.199cm" style:legend-expansion-aspect-ratio="1.91242702251877" chart:style-name="ch2"/>
        <chart:plot-area chart:style-name="ch3" table:cell-range-address="SkillSet.B13:SkillSet.B138" chart:data-source-has-labels="row" svg:x="0.336cm" svg:y="0.18cm" svg:width="28.348cm" svg:height="17.918cm">
          <chartooo:coordinate-region svg:x="0.799cm" svg:y="0.406cm" svg:width="27.885cm" svg:height="16.6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killSet.B13:SkillSet.B138" chart:label-cell-address="&quot;My Skill&quot;" chart:class="chart:bar"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Ski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killSet.B13:SkillSet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